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 style:writing-mode="page"/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style:min-row-height="1.379cm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6.806cm" table:align="margins" style:writing-mode="page"/>
    </style:style>
    <style:style style:name="Tableau2.A" style:family="table-column">
      <style:table-column-properties style:column-width="16.806cm" style:rel-column-width="65535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end" style:justify-single-word="false"/>
      <style:text-properties style:font-name="Arial" fo:font-size="20pt" style:text-underline-style="solid" style:text-underline-width="auto" style:text-underline-color="font-color" fo:font-weight="bold" officeooo:paragraph-rsid="001e11b9" style:font-size-asian="20pt" style:font-weight-asian="bold" style:font-size-complex="2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bold" officeooo:paragraph-rsid="001e11b9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0pt" officeooo:rsid="0020159b" officeooo:paragraph-rsid="001e11b9" style:font-size-asian="8.75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officeooo:rsid="0029f9a5" officeooo:paragraph-rsid="001e11b9" style:font-size-asian="8.75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0pt" officeooo:rsid="002a1780" officeooo:paragraph-rsid="001e11b9" style:font-size-asian="8.75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officeooo:rsid="002c96db" officeooo:paragraph-rsid="001e11b9" style:font-size-asian="8.75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0pt" officeooo:rsid="002ec635" officeooo:paragraph-rsid="001e11b9" style:font-size-asian="8.75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style:text-underline-style="none" fo:font-weight="normal" officeooo:paragraph-rsid="001e11b9" style:font-size-asian="8.75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officeooo:paragraph-rsid="001e11b9" style:font-size-asian="16pt" style:font-weight-asian="bold" style:font-size-complex="16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ff3300" style:text-line-through-style="none" style:text-line-through-type="none" style:font-name="Arial" fo:font-size="18pt" style:text-underline-style="none" fo:font-weight="normal" officeooo:rsid="00254159" officeooo:paragraph-rsid="001e11b9" style:font-size-asian="18pt" style:font-weight-asian="normal" style:font-size-complex="18pt" style:font-weight-complex="normal"/>
    </style:style>
    <style:style style:name="P11" style:family="paragraph" style:parent-style-name="UrbanBody">
      <style:paragraph-properties fo:margin-top="0cm" fo:margin-bottom="0cm" loext:contextual-spacing="false" fo:text-align="end" style:justify-single-word="false"/>
      <style:text-properties style:font-name="Arial" fo:font-size="18pt" style:text-underline-style="solid" style:text-underline-width="auto" style:text-underline-color="font-color" fo:font-weight="bold" officeooo:paragraph-rsid="001e11b9" style:font-size-asian="18pt" style:font-weight-asian="bold" style:font-size-complex="18pt" style:font-weight-complex="bold"/>
    </style:style>
    <style:style style:name="P12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18pt" style:text-underline-style="none" fo:font-weight="bold" officeooo:paragraph-rsid="001e11b9" style:font-size-asian="18pt" style:font-weight-asian="bold" style:font-size-complex="18pt" style:font-weight-complex="bold"/>
    </style:style>
    <style:style style:name="P13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20pt" style:text-underline-style="none" fo:font-weight="bold" officeooo:paragraph-rsid="001e11b9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Arial" fo:font-size="15pt" style:text-underline-style="solid" style:text-underline-width="auto" style:text-underline-color="font-color" fo:font-weight="bold" officeooo:rsid="0003b677" officeooo:paragraph-rsid="001e11b9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end" style:justify-single-word="false"/>
      <style:text-properties style:font-name="Arial" fo:font-size="18pt" style:text-underline-style="none" fo:font-weight="normal" officeooo:paragraph-rsid="001e11b9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bold" officeooo:paragraph-rsid="001e11b9" style:font-size-asian="18pt" style:font-weight-asian="bold" style:font-size-complex="18pt" style:font-weight-complex="bold"/>
    </style:style>
    <style:style style:name="P17" style:family="paragraph" style:parent-style-name="Standard">
      <style:text-properties officeooo:paragraph-rsid="001e11b9"/>
    </style:style>
    <style:style style:name="T1" style:family="text">
      <style:text-properties officeooo:rsid="00292044"/>
    </style:style>
    <style:style style:name="T2" style:family="text">
      <style:text-properties officeooo:rsid="0020159b"/>
    </style:style>
    <style:style style:name="T3" style:family="text">
      <style:text-properties officeooo:rsid="00270684"/>
    </style:style>
    <style:style style:name="T4" style:family="text">
      <style:text-properties officeooo:rsid="002a178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">Permis <text:span text:style-name="T1">unique</text:span> n°<text:text-input text:description="">self.getReference()</text:text-input></text:p>
            <text:p text:style-name="P14">N° de classification : 1.777.51</text:p>
            <text:p text:style-name="P2"/>
            <text:p text:style-name="P2"/>
            <text:p text:style-name="P15"><text:text-input text:description="Situation des travaux">self.getApplicantsSignaletic(withaddress=True)</text:text-input></text:p>
            <text:p text:style-name="P2"/>
            <text:p text:style-name="P11"/>
            <text:p text:style-name="P16"/>
            <text:p text:style-name="P2"/>
            <text:p text:style-name="P13"><text:text-input text:description="Nature des travaux">self.getLicenceSubject()</text:text-input></text:p>
            <text:p text:style-name="P12"/>
            <text:p text:style-name="P12"/>
            <text:p text:style-name="P12"><text:text-input text:description="Emplacement des travaux">self.getWorkLocationSignaletic()</text:text-input></text:p>
            <text:p text:style-name="P12"><text:span text:style-name="T2">Cadastré </text:span><text:span text:style-name="T2"><text:text-input text:description="Cadastre">self.getPortionOutsText()</text:text-input></text:span></text:p>
            <text:p text:style-name="P10">Lotissement … du … - lot n°</text:p>
            <text:p text:style-name="P2"/>
            <text:p text:style-name="P2"/>
            <text:p text:style-name="P2"/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3">R<text:span text:style-name="T3">éception dossier : </text:span></text:p>
                </table:table-cell>
              </table:table-row>
              <table:table-row>
                <table:table-cell table:style-name="Tableau2.A2" office:value-type="string">
                  <text:p text:style-name="P4">Transmission à la DPA :</text:p>
                </table:table-cell>
              </table:table-row>
              <table:table-row>
                <table:table-cell table:style-name="Tableau2.A2" office:value-type="string">
                  <text:p text:style-name="P5">Accusé complet :</text:p>
                </table:table-cell>
              </table:table-row>
              <table:table-row>
                <table:table-cell table:style-name="Tableau2.A2" office:value-type="string">
                  <text:p text:style-name="P5">Enquête du …. au …. :</text:p>
                </table:table-cell>
              </table:table-row>
              <table:table-row>
                <table:table-cell table:style-name="Tableau2.A2" office:value-type="string">
                  <text:p text:style-name="P6">Collège du (enquête et avis) :</text:p>
                </table:table-cell>
              </table:table-row>
              <table:table-row>
                <table:table-cell table:style-name="Tableau2.A2" office:value-type="string">
                  <text:p text:style-name="P4">Transmission<text:span text:style-name="T4"> </text:span>à la DPA :</text:p>
                </table:table-cell>
              </table:table-row>
              <table:table-row>
                <table:table-cell table:style-name="Tableau2.A2" office:value-type="string">
                  <text:p text:style-name="P3">R<text:span text:style-name="T3">éception dossier complément :</text:span></text:p>
                </table:table-cell>
              </table:table-row>
              <table:table-row>
                <table:table-cell table:style-name="Tableau2.A2" office:value-type="string">
                  <text:p text:style-name="P4">Transmission du dossier <text:span text:style-name="T4">complément </text:span>à la DPA :</text:p>
                </table:table-cell>
              </table:table-row>
              <table:table-row>
                <table:table-cell table:style-name="Tableau2.A2" office:value-type="string">
                  <text:p text:style-name="P6">Réception rapport de synthèse :</text:p>
                </table:table-cell>
              </table:table-row>
              <table:table-row>
                <table:table-cell table:style-name="Tableau2.A2" office:value-type="string">
                  <text:p text:style-name="P7">Décision finale Collège :</text:p>
                </table:table-cell>
              </table:table-row>
            </table:table>
            <text:p text:style-name="P8"/>
            <text:p text:style-name="P16"/>
            <text:p text:style-name="P9"/>
          </table:table-cell>
        </table:table-row>
      </table:table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7-16T13:57:50.025797116</meta:creation-date>
    <dc:date>2018-10-26T14:05:13.181191078</dc:date>
    <meta:editing-duration>PT4M45S</meta:editing-duration>
    <meta:editing-cycles>9</meta:editing-cycles>
    <meta:generator>LibreOffice/6.0.6.2$Linux_X86_64 LibreOffice_project/00m0$Build-2</meta:generator>
    <dc:creator>bleybaert</dc:creator>
    <meta:document-statistic meta:table-count="2" meta:image-count="0" meta:object-count="0" meta:page-count="1" meta:paragraph-count="17" meta:word-count="80" meta:character-count="503" meta:non-whitespace-character-count="450"/>
  </office:meta>
</office:document-meta>
</file>